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text-properties style:font-name="Lato Black" fo:font-size="20pt" style:font-size-asian="20pt" style:font-size-complex="20pt"/>
    </style:style>
    <style:style style:name="T1" style:family="text">
      <style:text-properties officeooo:rsid="000e82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-2022-00779z <text:span text:style-name="T1">C</text:span>over <text:span text:style-name="T1">P</text:span>age <text:span text:style-name="T1">C</text:span>aption</text:p>
      <text:p text:style-name="P1"/>
      <text:p text:style-name="P1"/>
      <text:p text:style-name="P1">Supervised Machine learning is typically data-hungry, which is in stark contrast to the limited data for new disease targets. We explore few-shot machine learning which aims to "learn how to learn" from just a few examples. Our proposed architecture makes use of embeddings created through graph convolutional networks, achieving better results than the state-of-the-art on Tox21 data. We classified molecules as active or otherwise, within a previously unseen experimental assay using only 1-10 molecules and a model trained on related assay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7:10:30.813058975</meta:creation-date>
    <dc:date>2022-09-28T17:11:59.897257944</dc:date>
    <meta:editing-duration>PT1M29S</meta:editing-duration>
    <meta:editing-cycles>3</meta:editing-cycles>
    <meta:generator>LibreOffice/7.4.1.2$Linux_X86_64 LibreOffice_project/40$Build-2</meta:generator>
    <meta:document-statistic meta:table-count="0" meta:image-count="0" meta:object-count="0" meta:page-count="1" meta:paragraph-count="2" meta:word-count="85" meta:character-count="577" meta:non-whitespace-character-count="494"/>
  </office:meta>
</office:document-meta>
</file>